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default-cell-style-name="Default"/>
        <table:table-column table:style-name="co2" table:number-columns-repeated="16376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Approach® S5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Mach 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2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G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Pro 47mm / 51mm / Micro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2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 16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570 -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570 -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3 AMOLED 4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3 AMOLED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3 Solar 45mm /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Crossover AMO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crossover amoled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E – 40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E – 45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4 4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2.0</text:p>
          </table:table-cell>
          <table:table-cell office:value-type="string" calcext:value-type="string">
            <text:p>65536 H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4 45mm / D2™ Air X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X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nux1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 table:number-rows-repeated="1048439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 style:data-style-name="N2" text:time-value="09:39:50.918498787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08:57:06.265600120</meta:creation-date>
    <dc:date>2026-01-01T12:47:48.849742366</dc:date>
    <meta:editing-duration>PT20H59M31S</meta:editing-duration>
    <meta:editing-cycles>35</meta:editing-cycles>
    <meta:generator>LibreOffice/25.8.4.2$Linux_X86_64 LibreOffice_project/580$Build-2</meta:generator>
    <meta:document-statistic meta:table-count="1" meta:cell-count="979" meta:object-count="0"/>
  </office:meta>
</office:document-meta>
</file>